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 (MHz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</text:p>
          </table:table-cell>
          <table:table-cell table:formula="of:=2*PI()*[.B2]" office:value-type="float" office:value="43.9822971502571" calcext:value-type="float">
            <text:p>43.98229715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C1 (pf) – resonator</text:p>
          </table:table-cell>
          <table:table-cell/>
          <table:table-cell office:value-type="float" office:value="93" calcext:value-type="float">
            <text:p>93</text:p>
          </table:table-cell>
          <table:table-cell table:formula="of:=1000000/[.$B$3]/[.C5]" office:value-type="float" office:value="244.477639158057" calcext:value-type="float">
            <text:p>244.4776391581</text:p>
          </table:table-cell>
          <table:table-cell/>
        </table:table-row>
        <table:table-row table:style-name="ro2">
          <table:table-cell office:value-type="string" calcext:value-type="string">
            <text:p>C2 (pf) – isolation</text:p>
          </table:table-cell>
          <table:table-cell/>
          <table:table-cell office:value-type="float" office:value="22" calcext:value-type="float">
            <text:p>22</text:p>
          </table:table-cell>
          <table:table-cell table:formula="of:=1000000/[.$B$3]/[.C6]" office:value-type="float" office:value="1033.47365644088" calcext:value-type="float">
            <text:p>1033.4736564409</text:p>
          </table:table-cell>
          <table:table-cell/>
        </table:table-row>
        <table:table-row table:style-name="ro2">
          <table:table-cell office:value-type="string" calcext:value-type="string">
            <text:p>C3 (pf) – shu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 (pf) – tuning</text:p>
          </table:table-cell>
          <table:table-cell/>
          <table:table-cell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3+C4</text:p>
          </table:table-cell>
          <table:table-cell/>
          <table:table-cell table:formula="of:=[.C7]+[.C8]" office:value-type="float" office:value="163" calcext:value-type="float">
            <text:p>163</text:p>
          </table:table-cell>
          <table:table-cell table:formula="of:=1000000/[.$B$3]/[.C10]" office:value-type="float" office:value="139.487241973616" calcext:value-type="float">
            <text:p>139.4872419736</text:p>
          </table:table-cell>
          <table:table-cell/>
        </table:table-row>
        <table:table-row table:style-name="ro1">
          <table:table-cell office:value-type="string" calcext:value-type="string">
            <text:p>X(C3+C4) + C2</text:p>
          </table:table-cell>
          <table:table-cell table:number-columns-repeated="2"/>
          <table:table-cell table:formula="of:=[.D10]+[.D6]" office:value-type="float" office:value="1172.96089841449" calcext:value-type="float">
            <text:p>1172.9608984145</text:p>
          </table:table-cell>
          <table:table-cell/>
        </table:table-row>
        <table:table-row table:style-name="ro1">
          <table:table-cell office:value-type="string" calcext:value-type="string">
            <text:p>Effective X</text:p>
          </table:table-cell>
          <table:table-cell table:number-columns-repeated="2"/>
          <table:table-cell table:formula="of:=[.D5]*[.D11]/([.D5]+[.D11])" office:value-type="float" office:value="202.310508475512" calcext:value-type="float">
            <text:p>202.310508475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 total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V total</text:p>
          </table:table-cell>
          <table:table-cell table:number-columns-repeated="2"/>
          <table:table-cell table:formula="of:=[.D14]*[.D12]" office:value-type="float" office:value="2528.8813559439" calcext:value-type="float">
            <text:p>2528.8813559439</text:p>
          </table:table-cell>
          <table:table-cell/>
        </table:table-row>
        <table:table-row table:style-name="ro1">
          <table:table-cell office:value-type="string" calcext:value-type="string">
            <text:p>V at tuning cap</text:p>
          </table:table-cell>
          <table:table-cell table:number-columns-repeated="2"/>
          <table:table-cell table:formula="of:=[.D15]*[.D10]/[.D11]" office:value-type="float" office:value="300.731836923059" calcext:value-type="float">
            <text:p>300.7318369231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Current 0.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A</text:p>
          </table:table-cell>
          <table:table-cell table:formula="of:=[.B21]*[.B22]" office:value-type="float" office:value="4550" calcext:value-type="float">
            <text:p>4550</text:p>
          </table:table-cell>
          <table:table-cell/>
          <table:table-cell office:value-type="string" calcext:value-type="string">
            <text:p>Solid 0.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ame w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olid 0.6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Ppn of 4<text:span text:style-name="T1">th</text:span> sid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 A</text:p>
          </table:table-cell>
          <table:table-cell table:formula="of:=(2*[.B21]+[.B22]*(1+[.B25])-4*[.B24])*[.B24]" office:value-type="float" office:value="1310" calcext:value-type="float">
            <text:p>1310</text:p>
          </table:table-cell>
          <table:table-cell/>
          <table:table-cell office:value-type="string" calcext:value-type="string">
            <text:p>Trim needed</text:p>
          </table:table-cell>
          <table:table-cell table:formula="of:=[.E21]-[.E24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 frame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rim x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Er centre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rim y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8.854" calcext:value-type="float">
            <text:p>8.854</text:p>
          </table:table-cell>
          <table:table-cell/>
          <table:table-cell office:value-type="string" calcext:value-type="string">
            <text:p>Trim A</text:p>
          </table:table-cell>
          <table:table-cell table:formula="of:=[.E28]*[.E29]"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[.B30]/[.B27]/1000*([.B28]*[.B26]+([.B23]-[.B26])*[.B29])" office:value-type="float" office:value="147.714233333333" calcext:value-type="float">
            <text:p>147.7142333333</text:p>
          </table:table-cell>
          <table:table-cell/>
          <table:table-cell office:value-type="string" calcext:value-type="string">
            <text:p>Trim C</text:p>
          </table:table-cell>
          <table:table-cell table:formula="of:=[.B30]*[.B28]*[.E30]/[.B27]/1000" office:value-type="float" office:value="31.16608" calcext:value-type="float">
            <text:p>31.1660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Min Var C</text:p>
          </table:table-cell>
          <table:table-cell table:formula="of:=1/(1/[.E26]-1/[.E31])" office:value-type="float" office:value="104.378672858802" calcext:value-type="float">
            <text:p>104.3786728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0000-00-00T00:00:01.189463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4:28:33.461000000</meta:creation-date>
    <dc:date>2018-04-25T14:04:39.363000000</dc:date>
    <meta:editing-duration>PT3M10S</meta:editing-duration>
    <meta:editing-cycles>2</meta:editing-cycles>
    <meta:generator>LibreOffice/4.1.2.3$Windows_x86 LibreOffice_project/40b2d7fde7e8d2d7bc5a449dc65df4d08a7dd38</meta:generator>
    <meta:document-statistic meta:table-count="1" meta:cell-count="68" meta:object-count="0"/>
  </office:meta>
</office:document-meta>
</file>